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9b1c8"/>
    </style:style>
    <style:style style:name="T1" style:family="text">
      <style:text-properties officeooo:rsid="0009b1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Le tageur ayant tagué tout l'été<text:line-break/>Se trouva embarassé l'avenir étant <text:s/><text:span text:style-name="T1">arrivé.</text:span><text:line-break/>Pas un seul petit morceau<text:line-break/>d'explication claire de ses travaux<text:line-break/>Il alla chercher <text:span text:style-name="T1">des avis fines</text:span><text:line-break/>Chez la bibliothecaire sa copine<text:line-break/>La priant de lui prêter<text:line-break/>Un peu de se<text:span text:style-name="T1">mantique</text:span> pour <text:span text:style-name="T1">tout expliquer</text:span>.<text:line-break/><text:line-break/>Les documentalistes ne sont pas preteuses<text:line-break/>C'est là son moindre défaut.<text:line-break/>Que faisiez-vous au temps chaud ?<text:line-break/>Dit-elle à cet emprunteur.<text:line-break/>- Nuit et jour à tout venant<text:line-break/>Je taguais, ne vous déplaise.<text:line-break/>- Vous taguiez ? j'en suis fort aise.<text:line-break/>Eh bien! transformez maintenant. "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 Burnard</meta:initial-creator>
    <meta:creation-date>2013-09-30T19:12:57</meta:creation-date>
    <dc:date>2013-09-30T19:21:07</dc:date>
    <dc:creator>Lou Burnard</dc:creator>
    <meta:editing-duration>PT2M58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1" meta:word-count="91" meta:character-count="536" meta:non-whitespace-character-count="443"/>
  </office:meta>
</office:document-meta>
</file>